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50">
      <style:table-cell-properties fo:background-color="transparent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1">
      <style:table-cell-properties fo:background-color="transparent"/>
    </style:style>
    <style:style style:name="ce27" style:family="table-cell" style:parent-style-name="Default" style:data-style-name="N0"/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50">
      <style:table-cell-properties fo:background-color="transparent"/>
    </style:style>
    <style:style style:name="ce38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">
      <style:table-cell-properties fo:background-color="transparent"/>
    </style:style>
    <style:style style:name="ce41" style:family="table-cell" style:parent-style-name="Default" style:data-style-name="N0"/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1021" table:default-cell-style-name="ce31"/>
        <table:table-column table:style-name="co5" table:number-columns-repeated="15360"/>
        <table:table-row table:style-name="ro1">
          <table:table-cell table:style-name="ce28" office:value-type="string" calcext:value-type="string">
            <text:p>Description:</text:p>
          </table:table-cell>
          <table:table-cell table:style-name="ce28" office:value-type="string" calcext:value-type="string">
            <text:p>E coli model with 10 reaction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table:number-columns-repeated="3"/>
          <table:table-cell table:number-columns-repeated="1021"/>
        </table:table-row>
        <table:table-row table:style-name="ro1">
          <table:table-cell table:style-name="ce28" office:value-type="string" calcext:value-type="string">
            <text:p>Units:</text:p>
          </table:table-cell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Km</text:p>
          </table:table-cell>
          <table:table-cell table:style-name="ce28" office:value-type="string" calcext:value-type="string">
            <text:p>g/L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office:value-type="string" calcext:value-type="string">
            <text:p>kcat</text:p>
          </table:table-cell>
          <table:table-cell table:style-name="ce28" office:value-type="string" calcext:value-type="string">
            <text:p>1/h</text:p>
          </table:table-cell>
          <table:table-cell table:style-name="ce28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ho</text:p>
          </table:table-cell>
          <table:table-cell table:style-name="ce28" office:value-type="string" calcext:value-type="string">
            <text:p>g/L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8" table:number-columns-repeated="3"/>
          <table:table-cell table:number-columns-repeated="1021"/>
        </table:table-row>
        <table:table-row table:style-name="ro1">
          <table:table-cell table:style-name="ce28" office:value-type="string" calcext:value-type="string">
            <text:p>Sheets: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I</text:p>
          </table:table-cell>
          <table:table-cell table:style-name="ce28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kcat</text:p>
          </table:table-cell>
          <table:table-cell table:style-name="ce28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8" office:value-type="string" calcext:value-type="string">
            <text:p>conditions</text:p>
          </table:table-cell>
          <table:table-cell table:style-name="ce28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3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1008" table:default-cell-style-name="ce31"/>
        <table:table-column table:style-name="co12" table:number-columns-repeated="3" table:default-cell-style-name="ce31"/>
        <table:table-column table:style-name="co12" table:number-columns-repeated="3" table:default-cell-style-name="Default"/>
        <table:table-column table:style-name="co5" table:number-columns-repeated="15363" table:default-cell-style-name="Default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37" office:value-type="float" office:value="0.075" calcext:value-type="float">
            <text:p>0.075</text:p>
          </table:table-cell>
          <table:table-cell table:style-name="ce37" office:value-type="float" office:value="0.025" calcext:value-type="float">
            <text:p>0.02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37" office:value-type="float" office:value="-0.15" calcext:value-type="float">
            <text:p>-0.150</text:p>
          </table:table-cell>
          <table:table-cell table:style-name="ce37" office:value-type="float" office:value="-0.1" calcext:value-type="float">
            <text:p>-0.10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7" office:value-type="float" office:value="0.075" calcext:value-type="float">
            <text:p>0.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-0.85" calcext:value-type="float">
            <text:p>-0.85</text:p>
          </table:table-cell>
          <table:table-cell table:style-name="ce38" office:value-type="float" office:value="-0.9" calcext:value-type="float">
            <text:p>-0.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6" calcext:value-type="float">
            <text:p>0.026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0.85" calcext:value-type="float">
            <text:p>0.85</text:p>
          </table:table-cell>
          <table:table-cell table:style-name="ce38" office:value-type="float" office:value="0.9" calcext:value-type="float">
            <text:p>0.9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26" calcext:value-type="float">
            <text:p>-0.026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68" calcext:value-type="float">
            <text:p>-0.968</text:p>
          </table:table-cell>
          <table:table-cell table:style-name="Default" office:value-type="float" office:value="0.968" calcext:value-type="float">
            <text:p>0.968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74" calcext:value-type="float">
            <text:p>0.974</text:p>
          </table:table-cell>
          <table:table-cell table:style-name="Default" office:value-type="float" office:value="-0.974" calcext:value-type="float">
            <text:p>-0.974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636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31"/>
        <table:table-column table:style-name="co8" table:number-columns-repeated="4" table:default-cell-style-name="ce31"/>
        <table:table-column table:style-name="co4" table:number-columns-repeated="4" table:default-cell-style-name="ce31"/>
        <table:table-column table:style-name="co9" table:default-cell-style-name="ce31"/>
        <table:table-column table:style-name="co10" table:default-cell-style-name="ce31"/>
        <table:table-column table:style-name="co14" table:default-cell-style-name="ce31"/>
        <table:table-column table:style-name="co4" table:number-columns-repeated="1003" table:default-cell-style-name="ce31"/>
        <table:table-column table:style-name="co12" table:number-columns-repeated="7" table:default-cell-style-name="ce31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3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3"/>
          <table:table-cell table:style-name="ce34" table:number-columns-repeated="5"/>
          <table:table-cell table:style-name="ce33" table:number-columns-repeated="3"/>
          <table:table-cell table:style-name="ce35" table:number-columns-repeated="8"/>
          <table:table-cell table:style-name="ce34"/>
          <table:table-cell table:number-columns-repeated="16366"/>
        </table:table-row>
        <table:table-row table:style-name="ro1" table:number-rows-repeated="3">
          <table:table-cell table:style-name="ce34"/>
          <table:table-cell table:style-name="Default" table:number-columns-repeated="17"/>
          <table:table-cell table:number-columns-repeated="16366"/>
        </table:table-row>
        <table:table-row table:style-name="ro1" table:number-rows-repeated="5">
          <table:table-cell table:style-name="ce35"/>
          <table:table-cell table:style-name="Default" table:number-columns-repeated="17"/>
          <table:table-cell table:number-columns-repeated="16366"/>
        </table:table-row>
        <table:table-row table:style-name="ro1" table:number-rows-repeated="6">
          <table:table-cell table:style-name="ce34"/>
          <table:table-cell table:style-name="Default" table:number-columns-repeated="17"/>
          <table:table-cell table:number-columns-repeated="16366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41"/>
        <table:table-column table:style-name="co14" table:default-cell-style-name="ce41"/>
        <table:table-column table:style-name="co1" table:default-cell-style-name="ce41"/>
        <table:table-column table:style-name="co5" table:number-columns-repeated="16370" table:default-cell-style-name="ce41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31"/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3"/>
          <table:table-cell table:style-name="ce34" table:number-columns-repeated="5"/>
          <table:table-cell table:style-name="ce33" table:number-columns-repeated="3"/>
          <table:table-cell table:style-name="ce35" table:number-columns-repeated="8"/>
          <table:table-cell table:style-name="ce34"/>
          <table:table-cell table:style-name="ce31"/>
          <table:table-cell table:number-columns-repeated="16365"/>
        </table:table-row>
        <table:table-row table:style-name="ro1" table:number-rows-repeated="3">
          <table:table-cell table:style-name="ce34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 table:number-rows-repeated="5">
          <table:table-cell table:style-name="ce35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 table:number-rows-repeated="6">
          <table:table-cell table:style-name="ce34"/>
          <table:table-cell table:style-name="Default" table:number-columns-repeated="13"/>
          <table:table-cell table:style-name="ce31"/>
          <table:table-cell table:style-name="Default" table:number-columns-repeated="3"/>
          <table:table-cell table:style-name="ce31"/>
          <table:table-cell table:number-columns-repeated="16365"/>
        </table:table-row>
        <table:table-row table:style-name="ro1">
          <table:table-cell/>
          <table:table-cell table:style-name="Default" table:number-columns-repeated="13"/>
          <table:table-cell table:style-name="ce31" table:number-columns-repeated="5"/>
          <table:table-cell table:number-columns-repeated="16365"/>
        </table:table-row>
        <table:table-row table:style-name="ro1" table:number-rows-repeated="3">
          <table:table-cell/>
          <table:table-cell table:style-name="ce31" table:number-columns-repeated="18"/>
          <table:table-cell table:number-columns-repeated="1636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5" table:default-cell-style-name="ce32"/>
        <table:table-column table:style-name="co8" table:number-columns-repeated="4" table:default-cell-style-name="ce32"/>
        <table:table-column table:style-name="co4" table:number-columns-repeated="4" table:default-cell-style-name="ce32"/>
        <table:table-column table:style-name="co9" table:default-cell-style-name="ce32"/>
        <table:table-column table:style-name="co10" table:default-cell-style-name="ce32"/>
        <table:table-column table:style-name="co14" table:default-cell-style-name="ce32"/>
        <table:table-column table:style-name="co4" table:default-cell-style-name="ce32"/>
        <table:table-column table:style-name="co4" table:number-columns-repeated="1001" table:default-cell-style-name="ce31"/>
        <table:table-column table:style-name="co12" table:number-columns-repeated="7" table:default-cell-style-name="ce31"/>
        <table:table-column table:style-name="co6" table:default-cell-style-name="ce31"/>
        <table:table-column table:style-name="co6" table:number-columns-repeated="5" table:default-cell-style-name="ce41"/>
        <table:table-column table:style-name="co5" table:number-columns-repeated="15356" table:default-cell-style-name="ce41"/>
        <table:table-row table:style-name="ro1">
          <table:table-cell table:style-name="ce33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/>
          <table:table-cell table:style-name="ce41" table:number-columns-repeated="1004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180" calcext:value-type="float">
            <text:p>17180</text:p>
          </table:table-cell>
          <table:table-cell table:style-name="ce32" office:value-type="float" office:value="1043" calcext:value-type="float">
            <text:p>1043</text:p>
          </table:table-cell>
          <table:table-cell table:style-name="ce32"/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1636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6374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84" table:default-cell-style-name="ce31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48" table:style-name="ce32" office:value-type="float" office:value="340" calcext:value-type="float">
            <text:p>340</text:p>
          </table:table-cell>
          <table:table-cell table:number-columns-repeated="936"/>
        </table:table-row>
        <table:table-row table:style-name="ro1">
          <table:table-cell table:style-name="ce4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5" office:value-type="float" office:value="0.869565217391304" calcext:value-type="float">
            <text:p>0.869565217391304</text:p>
          </table:table-cell>
          <table:table-cell table:formula="of:=[.C3]/1.15" office:value-type="float" office:value="0.756143667296787" calcext:value-type="float">
            <text:p>0.756143667296787</text:p>
          </table:table-cell>
          <table:table-cell table:formula="of:=[.D3]/1.15" office:value-type="float" office:value="0.657516232431988" calcext:value-type="float">
            <text:p>0.657516232431988</text:p>
          </table:table-cell>
          <table:table-cell table:style-name="ce32" table:formula="of:=[.E3]/1.15" office:value-type="float" office:value="0.571753245593033" calcext:value-type="float">
            <text:p>0.571753245593033</text:p>
          </table:table-cell>
          <table:table-cell table:style-name="ce32" table:formula="of:=[.F3]/1.15" office:value-type="float" office:value="0.49717673529829" calcext:value-type="float">
            <text:p>0.49717673529829</text:p>
          </table:table-cell>
          <table:table-cell table:style-name="ce32" table:formula="of:=[.G3]/1.15" office:value-type="float" office:value="0.432327595911556" calcext:value-type="float">
            <text:p>0.432327595911556</text:p>
          </table:table-cell>
          <table:table-cell table:style-name="ce32" table:formula="of:=[.H3]/1.15" office:value-type="float" office:value="0.375937039923093" calcext:value-type="float">
            <text:p>0.375937039923093</text:p>
          </table:table-cell>
          <table:table-cell table:style-name="ce32" table:formula="of:=[.I3]/1.15" office:value-type="float" office:value="0.326901773846168" calcext:value-type="float">
            <text:p>0.326901773846168</text:p>
          </table:table-cell>
          <table:table-cell table:style-name="ce32" table:formula="of:=[.J3]/1.15" office:value-type="float" office:value="0.284262412040146" calcext:value-type="float">
            <text:p>0.284262412040146</text:p>
          </table:table-cell>
          <table:table-cell table:style-name="ce32" table:formula="of:=[.K3]/1.15" office:value-type="float" office:value="0.247184706121866" calcext:value-type="float">
            <text:p>0.247184706121866</text:p>
          </table:table-cell>
          <table:table-cell table:style-name="ce32" table:formula="of:=[.L3]/1.15" office:value-type="float" office:value="0.214943222714666" calcext:value-type="float">
            <text:p>0.214943222714666</text:p>
          </table:table-cell>
          <table:table-cell table:style-name="ce32" table:formula="of:=[.M3]/1.15" office:value-type="float" office:value="0.186907150186666" calcext:value-type="float">
            <text:p>0.186907150186666</text:p>
          </table:table-cell>
          <table:table-cell table:style-name="ce32" table:formula="of:=[.N3]/1.15" office:value-type="float" office:value="0.162527956684057" calcext:value-type="float">
            <text:p>0.162527956684057</text:p>
          </table:table-cell>
          <table:table-cell table:style-name="ce32" table:formula="of:=[.O3]/1.15" office:value-type="float" office:value="0.141328657986137" calcext:value-type="float">
            <text:p>0.141328657986137</text:p>
          </table:table-cell>
          <table:table-cell table:style-name="ce32" table:formula="of:=[.P3]/1.15" office:value-type="float" office:value="0.122894485205336" calcext:value-type="float">
            <text:p>0.122894485205336</text:p>
          </table:table-cell>
          <table:table-cell table:style-name="ce32" table:formula="of:=[.Q3]/1.15" office:value-type="float" office:value="0.106864769743771" calcext:value-type="float">
            <text:p>0.106864769743771</text:p>
          </table:table-cell>
          <table:table-cell table:style-name="ce32" table:formula="of:=[.R3]/1.15" office:value-type="float" office:value="0.0929258867337138" calcext:value-type="float">
            <text:p>0.0929258867337138</text:p>
          </table:table-cell>
          <table:table-cell table:style-name="ce32" table:formula="of:=[.S3]/1.15" office:value-type="float" office:value="0.0808051188988816" calcext:value-type="float">
            <text:p>0.0808051188988816</text:p>
          </table:table-cell>
          <table:table-cell table:style-name="ce32" table:formula="of:=[.T3]/1.15" office:value-type="float" office:value="0.0702653207816361" calcext:value-type="float">
            <text:p>0.0702653207816361</text:p>
          </table:table-cell>
          <table:table-cell table:style-name="ce32" table:formula="of:=[.U3]/1.15" office:value-type="float" office:value="0.0611002789405532" calcext:value-type="float">
            <text:p>0.0611002789405532</text:p>
          </table:table-cell>
          <table:table-cell table:style-name="ce32" table:formula="of:=[.V3]/1.15" office:value-type="float" office:value="0.0531306773396115" calcext:value-type="float">
            <text:p>0.0531306773396115</text:p>
          </table:table-cell>
          <table:table-cell table:style-name="ce32" table:formula="of:=[.W3]/1.15" office:value-type="float" office:value="0.0462005889909665" calcext:value-type="float">
            <text:p>0.0462005889909665</text:p>
          </table:table-cell>
          <table:table-cell table:style-name="ce32" table:formula="of:=[.X3]/1.15" office:value-type="float" office:value="0.0401744252095361" calcext:value-type="float">
            <text:p>0.0401744252095361</text:p>
          </table:table-cell>
          <table:table-cell table:style-name="ce32" table:formula="of:=[.Y3]/1.15" office:value-type="float" office:value="0.0349342827909009" calcext:value-type="float">
            <text:p>0.0349342827909009</text:p>
          </table:table-cell>
          <table:table-cell table:style-name="ce32" table:formula="of:=[.Z3]/1.15" office:value-type="float" office:value="0.0303776372094791" calcext:value-type="float">
            <text:p>0.0303776372094791</text:p>
          </table:table-cell>
          <table:table-cell table:style-name="ce32" table:formula="of:=[.AA3]/1.15" office:value-type="float" office:value="0.0264153367038949" calcext:value-type="float">
            <text:p>0.0264153367038949</text:p>
          </table:table-cell>
          <table:table-cell table:style-name="ce32" table:formula="of:=[.AB3]/1.15" office:value-type="float" office:value="0.0229698580033868" calcext:value-type="float">
            <text:p>0.0229698580033868</text:p>
          </table:table-cell>
          <table:table-cell table:style-name="ce32" table:formula="of:=[.AC3]/1.15" office:value-type="float" office:value="0.0199737895681625" calcext:value-type="float">
            <text:p>0.0199737895681625</text:p>
          </table:table-cell>
          <table:table-cell table:style-name="ce32" table:formula="of:=[.AD3]/1.15" office:value-type="float" office:value="0.0173685126679674" calcext:value-type="float">
            <text:p>0.0173685126679674</text:p>
          </table:table-cell>
          <table:table-cell table:style-name="ce32" table:formula="of:=[.AE3]/1.15" office:value-type="float" office:value="0.0151030544938847" calcext:value-type="float">
            <text:p>0.0151030544938847</text:p>
          </table:table-cell>
          <table:table-cell table:style-name="ce32" table:formula="of:=[.AF3]/1.15" office:value-type="float" office:value="0.0131330908642475" calcext:value-type="float">
            <text:p>0.0131330908642475</text:p>
          </table:table-cell>
          <table:table-cell table:style-name="ce32" table:formula="of:=[.AG3]/1.15" office:value-type="float" office:value="0.0114200790123892" calcext:value-type="float">
            <text:p>0.0114200790123892</text:p>
          </table:table-cell>
          <table:table-cell table:style-name="ce32" table:formula="of:=[.AH3]/1.15" office:value-type="float" office:value="0.00993050348903406" calcext:value-type="float">
            <text:p>0.00993050348903406</text:p>
          </table:table-cell>
          <table:table-cell table:style-name="ce32" table:formula="of:=[.AI3]/1.15" office:value-type="float" office:value="0.00863522042524701" calcext:value-type="float">
            <text:p>0.00863522042524701</text:p>
          </table:table-cell>
          <table:table-cell table:style-name="ce32" table:formula="of:=[.AJ3]/1.15" office:value-type="float" office:value="0.00750888732630174" calcext:value-type="float">
            <text:p>0.00750888732630174</text:p>
          </table:table-cell>
          <table:table-cell table:style-name="ce32" table:formula="of:=[.AK3]/1.15" office:value-type="float" office:value="0.00652946724026239" calcext:value-type="float">
            <text:p>0.00652946724026239</text:p>
          </table:table-cell>
          <table:table-cell table:style-name="ce32" table:formula="of:=[.AL3]/1.15" office:value-type="float" office:value="0.00567779760022816" calcext:value-type="float">
            <text:p>0.00567779760022816</text:p>
          </table:table-cell>
          <table:table-cell table:style-name="ce32" table:formula="of:=[.AM3]/1.15" office:value-type="float" office:value="0.00493721530454623" calcext:value-type="float">
            <text:p>0.00493721530454623</text:p>
          </table:table-cell>
          <table:table-cell table:style-name="ce32" table:formula="of:=[.AN3]/1.15" office:value-type="float" office:value="0.00429323069960542" calcext:value-type="float">
            <text:p>0.00429323069960542</text:p>
          </table:table-cell>
          <table:table-cell table:style-name="ce32" table:formula="of:=[.AO3]/1.15" office:value-type="float" office:value="0.00373324408661341" calcext:value-type="float">
            <text:p>0.00373324408661341</text:p>
          </table:table-cell>
          <table:table-cell table:style-name="ce32" table:formula="of:=[.AP3]/1.15" office:value-type="float" office:value="0.00324629920575079" calcext:value-type="float">
            <text:p>0.00324629920575079</text:p>
          </table:table-cell>
          <table:table-cell table:style-name="ce32" table:formula="of:=[.AQ3]/1.15" office:value-type="float" office:value="0.0028228688745659" calcext:value-type="float">
            <text:p>0.0028228688745659</text:p>
          </table:table-cell>
          <table:table-cell table:style-name="ce32" table:formula="of:=[.AR3]/1.15" office:value-type="float" office:value="0.00245466858657905" calcext:value-type="float">
            <text:p>0.00245466858657905</text:p>
          </table:table-cell>
          <table:table-cell table:style-name="ce32" table:formula="of:=[.AS3]/1.15" office:value-type="float" office:value="0.00213449442311221" calcext:value-type="float">
            <text:p>0.00213449442311221</text:p>
          </table:table-cell>
          <table:table-cell table:style-name="ce32" table:formula="of:=[.AT3]/1.15" office:value-type="float" office:value="0.0018560821070541" calcext:value-type="float">
            <text:p>0.0018560821070541</text:p>
          </table:table-cell>
          <table:table-cell table:style-name="ce32" table:formula="of:=[.AU3]/1.15" office:value-type="float" office:value="0.00161398444091661" calcext:value-type="float">
            <text:p>0.00161398444091661</text:p>
          </table:table-cell>
          <table:table-cell table:style-name="ce32" table:formula="of:=[.AV3]/1.15" office:value-type="float" office:value="0.00140346473123183" calcext:value-type="float">
            <text:p>0.00140346473123183</text:p>
          </table:table-cell>
          <table:table-cell table:style-name="ce32" table:formula="of:=[.AW3]/1.15" office:value-type="float" office:value="0.00122040411411464" calcext:value-type="float">
            <text:p>0.00122040411411464</text:p>
          </table:table-cell>
          <table:table-cell table:style-name="ce32" table:formula="of:=[.AX3]/1.15" office:value-type="float" office:value="0.00106122096879534" calcext:value-type="float">
            <text:p>0.00106122096879534</text:p>
          </table:table-cell>
          <table:table-cell table:style-name="ce32" table:formula="of:=[.AY3]/1.15" office:value-type="float" office:value="0.000922800842430729" calcext:value-type="float">
            <text:p>0.000922800842430729</text:p>
          </table:table-cell>
          <table:table-cell table:style-name="ce32" table:formula="of:=[.AZ3]/1.15" office:value-type="float" office:value="0.000802435515157155" calcext:value-type="float">
            <text:p>0.000802435515157155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48" table:style-name="ce32" office:value-type="float" office:value="0.001" calcext:value-type="float">
            <text:p>0.001</text:p>
          </table:table-cell>
          <table:table-cell table:number-columns-repeated="936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41"/>
        <table:table-row table:style-name="ro1">
          <table:table-cell table:style-name="ce4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number-columns-repeated="2" table:style-name="Default" office:value-type="float" office:value="0.023" calcext:value-type="float">
            <text:p>0.02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43" office:value-type="float" office:value="0.165" calcext:value-type="float">
            <text:p>0.165</text:p>
          </table:table-cell>
          <table:table-cell table:style-name="ce43" office:value-type="float" office:value="0.021" calcext:value-type="float">
            <text:p>0.021</text:p>
          </table:table-cell>
          <table:table-cell table:style-name="ce43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table:style-name="ce43" table:formula="of:=0.6*0.071" office:value-type="float" office:value="0.0426" calcext:value-type="float">
            <text:p>0.0426</text:p>
          </table:table-cell>
          <table:table-cell table:style-name="ce43" table:formula="of:=0.3*0.071" office:value-type="float" office:value="0.0213" calcext:value-type="float">
            <text:p>0.0213</text:p>
          </table:table-cell>
          <table:table-cell table:style-name="ce43" table:formula="of:=0.1*0.071" office:value-type="float" office:value="0.0071" calcext:value-type="float">
            <text:p>0.0071</text:p>
          </table:table-cell>
          <table:table-cell table:style-name="ce43" office:value-type="float" office:value="0.002" calcext:value-type="float">
            <text:p>0.002</text:p>
          </table:table-cell>
          <table:table-cell table:style-name="ce43" office:value-type="float" office:value="0.006" calcext:value-type="float">
            <text:p>0.006</text:p>
          </table:table-cell>
          <table:table-cell table:style-name="ce43"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3" office:value-type="float" office:value="0.284" calcext:value-type="float">
            <text:p>0.284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2"/>
          <table:table-cell table:style-name="ce43"/>
          <table:table-cell table:number-columns-repeated="16370"/>
        </table:table-row>
        <table:table-row table:style-name="ro1" table:number-rows-repeated="6">
          <table:table-cell table:number-columns-repeated="5"/>
          <table:table-cell table:style-name="ce43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3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8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43" office:value-type="float" office:value="0.031" calcext:value-type="float">
            <text:p>0.03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0.002" calcext:value-type="float">
            <text:p>0.002</text:p>
          </table:table-cell>
          <table:table-cell table:style-name="ce43" office:value-type="float" office:value="0.006" calcext:value-type="float">
            <text:p>0.006</text:p>
          </table:table-cell>
          <table:table-cell table:style-name="ce43" office:value-type="float" office:value="0.0004" calcext:value-type="float">
            <text:p>0.00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104857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in_f" table:style-name="ta4">
        <table:table-column table:style-name="co13" table:number-columns-repeated="17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FERM</text:p>
          </table:table-cell>
          <table:table-cell table:style-name="ce34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46" office:value-type="string" calcext:value-type="string">
            <text:p>LIPS</text:p>
          </table:table-cell>
          <table:table-cell table:style-name="ce33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33" office:value-type="string" calcext:value-type="string">
            <text:p>metabolite</text:p>
          </table:table-cell>
          <table:table-cell table:style-name="ce46" office:value-type="string" calcext:value-type="string">
            <text:p>mass_fraction</text:p>
          </table:table-cell>
        </table:table-row>
        <table:table-row table:style-name="ro1">
          <table:table-cell table:style-name="ce34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5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style-name="ce47" office:value-type="float" office:value="0.1" calcext:value-type="float">
            <text:p>0.1</text:p>
          </table:table-cell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style-name="ce47" office:value-type="float" office:value="0.161" calcext:value-type="float">
            <text:p>0.161</text:p>
          </table:table-cell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style-name="ce47" office:value-type="float" office:value="0.012" calcext:value-type="float">
            <text:p>0.012</text:p>
          </table:table-cell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style-name="ce47" office:value-type="float" office:value="0.009" calcext:value-type="float">
            <text:p>0.009</text:p>
          </table:table-cell>
        </table:table-row>
        <table:table-row table:style-name="ro1">
          <table:table-cell table:style-name="ce34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45" office:value-type="string" calcext:value-type="string">
            <text:p>TC</text:p>
          </table:table-cell>
          <table:table-cell table:style-name="ce47" office:value-type="float" office:value="0.018" calcext:value-type="float">
            <text:p>0.018</text:p>
          </table:table-cell>
        </table:table-row>
        <table:table-row table:style-name="ro1">
          <table:table-cell table:style-name="ce34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53:46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0:53:08.698000000</dc:date>
    <meta:editing-cycles>226</meta:editing-cycles>
    <meta:editing-duration>PT9H4M35S</meta:editing-duration>
    <meta:document-statistic meta:table-count="11" meta:cell-count="1285" meta:object-count="0"/>
  </office:meta>
</office:document-meta>
</file>